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solid" style:text-underline-width="auto" style:text-underline-color="font-color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0.74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2" table:number-columns-repeated="249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　　　　<text:span text:style-name="T1">站鋼瓶進出存表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　　　年　　　月　　　日</text:p>
          </table:table-cell>
          <table:covered-table-cell table:number-columns-repeated="7" table:style-name="ce11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        重量別</text:p>
            <text:p>區分           </text:p>
          </table:table-cell>
          <table:covered-table-cell table:style-name="ce12"/>
          <table:table-cell table:style-name="ce16" office:value-type="string" calcext:value-type="string">
            <text:p>50kg</text:p>
          </table:table-cell>
          <table:table-cell table:style-name="ce16" office:value-type="string" calcext:value-type="string">
            <text:p>20kg</text:p>
          </table:table-cell>
          <table:table-cell table:style-name="ce16" office:value-type="string" calcext:value-type="string">
            <text:p>16kg</text:p>
          </table:table-cell>
          <table:table-cell table:style-name="ce16" office:value-type="string" calcext:value-type="string">
            <text:p>10kg</text:p>
          </table:table-cell>
          <table:table-cell table:style-name="ce16" office:value-type="string" calcext:value-type="string">
            <text:p>4kg</text:p>
          </table:table-cell>
          <table:table-cell table:style-name="ce4" office:value-type="string" calcext:value-type="string">
            <text:p>備註<text:span text:style-name="T2">(</text:span><text:span text:style-name="T3">存氣</text:span><text:span text:style-name="T4">)</text:span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昨有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昨空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4">
            <text:p>今來</text:p>
          </table:table-cell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合計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今售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4">
            <text:p>今去</text:p>
          </table:table-cell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合計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欠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賣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退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買進空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購舊桶</text:p>
          </table:table-cell>
          <table:covered-table-cell table:style-name="ce16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寄桶</text:p>
          </table:table-cell>
          <table:covered-table-cell table:style-name="ce16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其他</text:p>
          </table:table-cell>
          <table:covered-table-cell table:style-name="ce16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修理桶</text:p>
          </table:table-cell>
          <table:table-cell table:style-name="ce15" office:value-type="string" calcext:value-type="string">
            <text:p>去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回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檢驗桶</text:p>
          </table:table-cell>
          <table:table-cell table:style-name="ce15" office:value-type="string" calcext:value-type="string">
            <text:p>空去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有回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換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今有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今空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8" office:value-type="string" calcext:value-type="string">
            <text:p>經理</text:p>
          </table:table-cell>
          <table:table-cell table:number-columns-repeated="3"/>
          <table:table-cell table:style-name="ce8" office:value-type="string" calcext:value-type="string">
            <text:p>會計</text:p>
          </table:table-cell>
          <table:table-cell table:number-columns-repeated="1019"/>
        </table:table-row>
        <table:table-row table:style-name="ro3" table:number-rows-repeated="39">
          <table:table-cell table:number-columns-repeated="1024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56:48.9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7T23:54:33</meta:creation-date>
    <dc:date>2017-01-20T21:57:58.355000000</dc:date>
    <meta:print-date>2004-04-28T00:04:58</meta:print-date>
    <meta:generator>LibreOffice/5.1.1.3$Windows_x86 LibreOffice_project/89f508ef3ecebd2cfb8e1def0f0ba9a803b88a6d</meta:generator>
    <meta:editing-duration>PT1M9S</meta:editing-duration>
    <meta:editing-cycles>1</meta:editing-cycles>
    <meta:document-statistic meta:table-count="1" meta:cell-count="34" meta:object-count="0"/>
  </office:meta>
</office:document-meta>
</file>